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af3c"/>
    </style:style>
    <style:style style:name="P2" style:family="paragraph" style:parent-style-name="Standard" style:list-style-name="L1">
      <style:text-properties officeooo:rsid="001b7360" officeooo:paragraph-rsid="001b7360"/>
    </style:style>
    <style:style style:name="P3" style:family="paragraph" style:parent-style-name="Standard" style:list-style-name="L1">
      <style:text-properties officeooo:rsid="001bde11" officeooo:paragraph-rsid="001bde11"/>
    </style:style>
    <style:style style:name="P4" style:family="paragraph" style:parent-style-name="Standard" style:list-style-name="L1">
      <style:text-properties officeooo:rsid="001ddf1a" officeooo:paragraph-rsid="001ddf1a"/>
    </style:style>
    <style:style style:name="P5" style:family="paragraph" style:parent-style-name="Standard" style:list-style-name="L1">
      <style:text-properties officeooo:rsid="001fad5a" officeooo:paragraph-rsid="001fad5a"/>
    </style:style>
    <style:style style:name="T1" style:family="text">
      <style:text-properties officeooo:rsid="001caf3c"/>
    </style:style>
    <style:style style:name="T2" style:family="text">
      <style:text-properties officeooo:rsid="001df2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29936812" text:style-name="L1">
        <text:list-item>
          <text:p text:style-name="P2">Mostrar las líneas que aparezca oso o per.</text:p>
        </text:list-item>
        <text:list-item>
          <text:p text:style-name="P2">Mostrar las líneas que tengan la cadena oso o osa.</text:p>
        </text:list-item>
        <text:list-item>
          <text:p text:style-name="P2">Mostrar las líneas que tengan la cadena arana o aRaña.</text:p>
        </text:list-item>
        <text:list-item>
          <text:p text:style-name="P3">Mostrar las líneas que tengan la cadena oss, osk o osa.</text:p>
        </text:list-item>
        <text:list-item>
          <text:p text:style-name="P3">Mostrar las líneas que tengan alguna cadena con más de una r seguida.</text:p>
        </text:list-item>
        <text:list-item>
          <text:p text:style-name="P1"><text:span text:style-name="T1">Mostrar las líneas que tengan más de 3 veces el caracteres s seguido.</text:span></text:p>
        </text:list-item>
        <text:list-item>
          <text:p text:style-name="P4">Mostrar las líneas que comiencen por O.</text:p>
        </text:list-item>
        <text:list-item>
          <text:p text:style-name="P4">Mostrar las líneas <text:span text:style-name="T2">que empiecen por una palabra de cuatro caracteres.</text:span></text:p>
        </text:list-item>
        <text:list-item>
          <text:p text:style-name="P5">Mostrar las líneas que terminen por l o n</text:p>
        </text:list-item>
        <text:list-item>
          <text:p text:style-name="P5">Mostrar las líneas que terminen por .</text:p>
        </text:list-item>
        <text:list-item>
          <text:p text:style-name="P5">Buscar las palabras que terminen por o.</text:p>
        </text:list-item>
        <text:list-item>
          <text:p text:style-name="P5">Buscar las palabras que terminen por o o a.</text:p>
        </text:list-item>
        <text:list-item>
          <text:p text:style-name="P5">Buscar las palabras que empicen por varias s.</text:p>
        </text:list-item>
        <text:list-item>
          <text:p text:style-name="P5">Buscar palabras con más de una s.</text:p>
        </text:list-item>
        <text:list-item>
          <text:p text:style-name="P5">Buscar las palabras que no empiecen por o ó 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8:13:00.922450818</meta:creation-date>
    <meta:generator>LibreOffice/6.4.7.2$Linux_X86_64 LibreOffice_project/40$Build-2</meta:generator>
    <dc:date>2021-11-17T19:49:58.249721431</dc:date>
    <meta:editing-duration>PT1H36M54S</meta:editing-duration>
    <meta:editing-cycles>6</meta:editing-cycles>
    <meta:document-statistic meta:table-count="0" meta:image-count="0" meta:object-count="0" meta:page-count="1" meta:paragraph-count="15" meta:word-count="155" meta:character-count="767" meta:non-whitespace-character-count="642"/>
  </office:meta>
</office:document-meta>
</file>